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746" calcext:value-type="float">
            <text:p>-10,746</text:p>
          </table:table-cell>
          <table:table-cell office:value-type="float" office:value="-18.375" calcext:value-type="float">
            <text:p>-18,375</text:p>
          </table:table-cell>
          <table:table-cell office:value-type="float" office:value="91.845" calcext:value-type="float">
            <text:p>91,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817" calcext:value-type="float">
            <text:p>38,817</text:p>
          </table:table-cell>
          <table:table-cell office:value-type="float" office:value="27.963" calcext:value-type="float">
            <text:p>27,963</text:p>
          </table:table-cell>
          <table:table-cell office:value-type="float" office:value="73.148" calcext:value-type="float">
            <text:p>73,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353" calcext:value-type="float">
            <text:p>-10,353</text:p>
          </table:table-cell>
          <table:table-cell office:value-type="float" office:value="3.094" calcext:value-type="float">
            <text:p>3,094</text:p>
          </table:table-cell>
          <table:table-cell table:style-name="ce6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689" calcext:value-type="float">
            <text:p>40,689</text:p>
          </table:table-cell>
          <table:table-cell office:value-type="float" office:value="35.507" calcext:value-type="float">
            <text:p>35,507</text:p>
          </table:table-cell>
          <table:table-cell office:value-type="float" office:value="91.054" calcext:value-type="float">
            <text:p>91,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18" calcext:value-type="float">
            <text:p>20,818</text:p>
          </table:table-cell>
          <table:table-cell office:value-type="float" office:value="48.294" calcext:value-type="float">
            <text:p>48,294</text:p>
          </table:table-cell>
          <table:table-cell office:value-type="float" office:value="51.875" calcext:value-type="float">
            <text:p>51,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83" calcext:value-type="float">
            <text:p>3,583</text:p>
          </table:table-cell>
          <table:table-cell office:value-type="float" office:value="-31.88" calcext:value-type="float">
            <text:p>-31,88</text:p>
          </table:table-cell>
          <table:table-cell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.407" calcext:value-type="float">
            <text:p>-17,407</text:p>
          </table:table-cell>
          <table:table-cell office:value-type="float" office:value="10.443" calcext:value-type="float">
            <text:p>10,443</text:p>
          </table:table-cell>
          <table:table-cell office:value-type="float" office:value="-84.238" calcext:value-type="float">
            <text:p>-84,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338" calcext:value-type="float">
            <text:p>-4,338</text:p>
          </table:table-cell>
          <table:table-cell office:value-type="float" office:value="-7.8" calcext:value-type="float">
            <text:p>-7,8</text:p>
          </table:table-cell>
          <table:table-cell office:value-type="float" office:value="-24.829" calcext:value-type="float">
            <text:p>-24,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4.78" calcext:value-type="float">
            <text:p>-24,78</text:p>
          </table:table-cell>
          <table:table-cell table:style-name="ce1" office:value-type="float" office:value="-0.075" calcext:value-type="float">
            <text:p>-0,075</text:p>
          </table:table-cell>
          <table:table-cell office:value-type="float" office:value="-11.392" calcext:value-type="float">
            <text:p>-11,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.699" calcext:value-type="float">
            <text:p>-5,699</text:p>
          </table:table-cell>
          <table:table-cell office:value-type="float" office:value="17.096" calcext:value-type="float">
            <text:p>17,096</text:p>
          </table:table-cell>
          <table:table-cell office:value-type="float" office:value="-4.92" calcext:value-type="float">
            <text:p>-4,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27" calcext:value-type="float">
            <text:p>3,727</text:p>
          </table:table-cell>
          <table:table-cell office:value-type="float" office:value="28.678" calcext:value-type="float">
            <text:p>28,678</text:p>
          </table:table-cell>
          <table:table-cell office:value-type="float" office:value="-16.349" calcext:value-type="float">
            <text:p>-16,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.782" calcext:value-type="float">
            <text:p>-22,782</text:p>
          </table:table-cell>
          <table:table-cell office:value-type="float" office:value="1.073" calcext:value-type="float">
            <text:p>1,073</text:p>
          </table:table-cell>
          <table:table-cell office:value-type="float" office:value="-8.844" calcext:value-type="float">
            <text:p>-8,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.544" calcext:value-type="float">
            <text:p>-8,544</text:p>
          </table:table-cell>
          <table:table-cell office:value-type="float" office:value="21.639" calcext:value-type="float">
            <text:p>21,639</text:p>
          </table:table-cell>
          <table:table-cell office:value-type="float" office:value="-5.042" calcext:value-type="float">
            <text:p>-5,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346" calcext:value-type="float">
            <text:p>15,346</text:p>
          </table:table-cell>
          <table:table-cell office:value-type="float" office:value="14.224" calcext:value-type="float">
            <text:p>14,224</text:p>
          </table:table-cell>
          <table:table-cell office:value-type="float" office:value="15.622" calcext:value-type="float">
            <text:p>15,6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763" calcext:value-type="float">
            <text:p>-1,763</text:p>
          </table:table-cell>
          <table:table-cell office:value-type="float" office:value="2.259" calcext:value-type="float">
            <text:p>2,259</text:p>
          </table:table-cell>
          <table:table-cell office:value-type="float" office:value="15.34" calcext:value-type="float">
            <text:p>15,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.554" calcext:value-type="float">
            <text:p>-9,554</text:p>
          </table:table-cell>
          <table:table-cell office:value-type="float" office:value="6.472" calcext:value-type="float">
            <text:p>6,472</text:p>
          </table:table-cell>
          <table:table-cell office:value-type="float" office:value="-19.856" calcext:value-type="float">
            <text:p>-19,8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.128" calcext:value-type="float">
            <text:p>-15,128</text:p>
          </table:table-cell>
          <table:table-cell office:value-type="float" office:value="39.443" calcext:value-type="float">
            <text:p>39,443</text:p>
          </table:table-cell>
          <table:table-cell office:value-type="float" office:value="14.632" calcext:value-type="float">
            <text:p>14,6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5.914" calcext:value-type="float">
            <text:p>-25,914</text:p>
          </table:table-cell>
          <table:table-cell office:value-type="float" office:value="20.658" calcext:value-type="float">
            <text:p>20,658</text:p>
          </table:table-cell>
          <table:table-cell office:value-type="float" office:value="-0.509" calcext:value-type="float">
            <text:p>-0,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-14.033" calcext:value-type="float">
            <text:p>-14,033</text:p>
          </table:table-cell>
          <table:table-cell office:value-type="float" office:value="-3.226" calcext:value-type="float">
            <text:p>-3,226</text:p>
          </table:table-cell>
          <table:table-cell office:value-type="float" office:value="-9.938" calcext:value-type="float">
            <text:p>-9,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.008" calcext:value-type="float">
            <text:p>-11,008</text:p>
          </table:table-cell>
          <table:table-cell office:value-type="float" office:value="21.476" calcext:value-type="float">
            <text:p>21,476</text:p>
          </table:table-cell>
          <table:table-cell office:value-type="float" office:value="-7.617" calcext:value-type="float">
            <text:p>-7,61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-24.009" calcext:value-type="float">
            <text:p>-24,009</text:p>
          </table:table-cell>
          <table:table-cell office:value-type="float" office:value="-6.237" calcext:value-type="float">
            <text:p>-6,237</text:p>
          </table:table-cell>
          <table:table-cell office:value-type="float" office:value="73.873" calcext:value-type="float">
            <text:p>73,87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-1.315" calcext:value-type="float">
            <text:p>-1,315</text:p>
          </table:table-cell>
          <table:table-cell office:value-type="float" office:value="16.502" calcext:value-type="float">
            <text:p>16,502</text:p>
          </table:table-cell>
          <table:table-cell office:value-type="float" office:value="86.945" calcext:value-type="float">
            <text:p>86,9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979" calcext:value-type="float">
            <text:p>-8,979</text:p>
          </table:table-cell>
          <table:table-cell office:value-type="float" office:value="22.869" calcext:value-type="float">
            <text:p>22,869</text:p>
          </table:table-cell>
          <table:table-cell office:value-type="float" office:value="147.628" calcext:value-type="float">
            <text:p>147,6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-28.491" calcext:value-type="float">
            <text:p>-28,491</text:p>
          </table:table-cell>
          <table:table-cell office:value-type="float" office:value="-9.131" calcext:value-type="float">
            <text:p>-9,131</text:p>
          </table:table-cell>
          <table:table-cell office:value-type="float" office:value="-164.853" calcext:value-type="float">
            <text:p>-164,8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285" calcext:value-type="float">
            <text:p>-1,285</text:p>
          </table:table-cell>
          <table:table-cell office:value-type="float" office:value="-12.612" calcext:value-type="float">
            <text:p>-12,612</text:p>
          </table:table-cell>
          <table:table-cell office:value-type="float" office:value="103.755" calcext:value-type="float">
            <text:p>103,755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float" office:value="-0.181" calcext:value-type="float">
            <text:p>-0,181</text:p>
          </table:table-cell>
          <table:table-cell office:value-type="float" office:value="-5.663" calcext:value-type="float">
            <text:p>-5,663</text:p>
          </table:table-cell>
          <table:table-cell office:value-type="float" office:value="-37.063" calcext:value-type="float">
            <text:p>-37,063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-23.442" calcext:value-type="float">
            <text:p>-23,442</text:p>
          </table:table-cell>
          <table:table-cell office:value-type="float" office:value="67.513" calcext:value-type="float">
            <text:p>67,513</text:p>
          </table:table-cell>
          <table:table-cell office:value-type="float" office:value="164.133" calcext:value-type="float">
            <text:p>164,1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.274" calcext:value-type="float">
            <text:p>-6,274</text:p>
          </table:table-cell>
          <table:table-cell office:value-type="float" office:value="-25.125" calcext:value-type="float">
            <text:p>-25,125</text:p>
          </table:table-cell>
          <table:table-cell office:value-type="float" office:value="-177.526" calcext:value-type="float">
            <text:p>-177,5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2.656" calcext:value-type="float">
            <text:p>-42,656</text:p>
          </table:table-cell>
          <table:table-cell office:value-type="float" office:value="33.13" calcext:value-type="float">
            <text:p>33,13</text:p>
          </table:table-cell>
          <table:table-cell office:value-type="float" office:value="-117.065" calcext:value-type="float">
            <text:p>-117,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7.091" calcext:value-type="float">
            <text:p>-27,091</text:p>
          </table:table-cell>
          <table:table-cell office:value-type="float" office:value="22.712" calcext:value-type="float">
            <text:p>22,712</text:p>
          </table:table-cell>
          <table:table-cell office:value-type="float" office:value="-162.834" calcext:value-type="float">
            <text:p>-162,8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.114" calcext:value-type="float">
            <text:p>-7,114</text:p>
          </table:table-cell>
          <table:table-cell office:value-type="float" office:value="-7.675" calcext:value-type="float">
            <text:p>-7,675</text:p>
          </table:table-cell>
          <table:table-cell office:value-type="float" office:value="-11.506" calcext:value-type="float">
            <text:p>-11,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631" calcext:value-type="float">
            <text:p>8,631</text:p>
          </table:table-cell>
          <table:table-cell office:value-type="float" office:value="47.609" calcext:value-type="float">
            <text:p>47,609</text:p>
          </table:table-cell>
          <table:table-cell office:value-type="float" office:value="29.488" calcext:value-type="float">
            <text:p>29,4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9.415" calcext:value-type="float">
            <text:p>-19,415</text:p>
          </table:table-cell>
          <table:table-cell office:value-type="float" office:value="30.979" calcext:value-type="float">
            <text:p>30,979</text:p>
          </table:table-cell>
          <table:table-cell office:value-type="float" office:value="104.903" calcext:value-type="float">
            <text:p>104,9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939" calcext:value-type="float">
            <text:p>9,939</text:p>
          </table:table-cell>
          <table:table-cell office:value-type="float" office:value="15.08" calcext:value-type="float">
            <text:p>15,08</text:p>
          </table:table-cell>
          <table:table-cell office:value-type="float" office:value="97.544" calcext:value-type="float">
            <text:p>97,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3.706" calcext:value-type="float">
            <text:p>-33,706</text:p>
          </table:table-cell>
          <table:table-cell office:value-type="float" office:value="-9.283" calcext:value-type="float">
            <text:p>-9,283</text:p>
          </table:table-cell>
          <table:table-cell office:value-type="float" office:value="-163.597" calcext:value-type="float">
            <text:p>-163,5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0.25" calcext:value-type="float">
            <text:p>-40,25</text:p>
          </table:table-cell>
          <table:table-cell office:value-type="float" office:value="-12.998" calcext:value-type="float">
            <text:p>-12,998</text:p>
          </table:table-cell>
          <table:table-cell office:value-type="float" office:value="-172.127" calcext:value-type="float">
            <text:p>-172,127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10mm" fo:margin-left="0mm" fo:margin-right="0mm" fo:margin-top="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 style:data-style-name="N2" text:time-value="16:33:12.3965460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6:34:37.935209777</meta:creation-date>
    <dc:title>Таблица</dc:title>
    <meta:generator>LibreOffice/6.2.7.1$Linux_X86_64 LibreOffice_project/20$Build-1</meta:generator>
    <meta:editing-duration>PT20M47S</meta:editing-duration>
    <meta:editing-cycles>3</meta:editing-cycles>
    <dc:date>2022-11-09T16:52:07.968146725</dc:date>
    <meta:document-statistic meta:table-count="1" meta:cell-count="144" meta:object-count="0"/>
    <meta:template xlink:type="simple" xlink:actuate="onRequest" xlink:title="Таблица" xlink:href="../../../../../../usr/lib/libreoffice/share/template/common/ШАБЛОН_ЭЛЕКТРОННОЙ_ТАБЛИЦЫ_2019-07-22.ots" meta:date="2022-11-08T16:34:37.989166812"/>
  </office:meta>
</office:document-meta>
</file>